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9.04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1">
      <style:text-properties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0]" office:value-type="float" office:value="23" calcext:value-type="float">
            <text:p>23</text:p>
          </table:table-cell>
          <table:table-cell table:style-name="ce11" table:number-columns-repeated="1019"/>
        </table:table-row>
        <table:table-row table:style-name="ro2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ditudinal sea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 office:value-type="string" calcext:value-type="string">
            <text:p>http://www.flickr.com/photos/pete_edgeler/5179480843/in/photostream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 office:value-type="string" calcext:value-type="string">
            <text:p>http://wherryalbion.com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 office:value-type="string" calcext:value-type="string">
            <text:p>http://www.flickr.com/photos/23875695@N06/6238041788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 office:value-type="string" calcext:value-type="string">
            <text:p>http://www.britishtramsonline.co.uk/news/?attachment_id=18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 office:value-type="string" calcext:value-type="string">
            <text:p>http://www.flickr.com/photos/robsue888/3621369641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 office:value-type="string" calcext:value-type="string">
            <text:p>http://www.britishtramsonline.co.uk/292-623e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 office:value-type="string" calcext:value-type="string">
            <text:p>http://www.flickr.com/photos/beamishmuseum/8119730497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style-name="ce12" office:value-type="string" calcext:value-type="string">
            <text:p><text:s/>http://www.ltmcollection.org/images/webmax/0a/i0000b0a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office:value-type="string" calcext:value-type="string">
            <text:p>http://www.emus.co.uk/zone/mersey/mersey.ht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39]+10"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9" calcext:value-type="float">
            <text:p>5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42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61" calcext:value-type="float">
            <text:p>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61" calcext:value-type="float">
            <text:p>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5" calcext:value-type="float">
            <text:p>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52]+10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6" calcext:value-type="float">
            <text:p>66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6" calcext:value-type="float">
            <text:p>6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56]+10" office:value-type="float" office:value="77" calcext:value-type="float">
            <text:p>77</text:p>
          </table:table-cell>
          <table:table-cell office:value-type="string" calcext:value-type="string">
            <text:p>http://www.flickr.com/photos/14730981@N08/8007231863/in/photostrea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9" calcext:value-type="float">
            <text:p>6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66]+5" office:value-type="float" office:value="74" calcext:value-type="float">
            <text:p>74</text:p>
          </table:table-cell>
          <table:table-cell office:value-type="string" calcext:value-type="string">
            <text:p>http://www.bagophily.com/images/ford_trimotor_0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70" calcext:value-type="float">
            <text:p>7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71" calcext:value-type="float">
            <text:p>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72" calcext:value-type="float">
            <text:p>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73" calcext:value-type="float">
            <text:p>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73" calcext:value-type="float">
            <text:p>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dna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1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6" calcext:value-type="float">
            <text:p>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7" calcext:value-type="float">
            <text:p>77</text:p>
          </table:table-cell>
          <table:table-cell office:value-type="string" calcext:value-type="string">
            <text:p>http://farm9.static.flickr.com/8024/7313247482_26184a25a7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8" calcext:value-type="float">
            <text:p>7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8" calcext:value-type="float">
            <text:p>78</text:p>
          </table:table-cell>
          <table:table-cell office:value-type="string" calcext:value-type="string">
            <text:p>http://www.flickr.com/photos/cookephotography/490278938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8" calcext:value-type="float">
            <text:p>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9" calcext:value-type="float">
            <text:p>7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414 (4-HAP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9" calcext:value-type="float">
            <text:p>79</text:p>
          </table:table-cell>
          <table:table-cell office:value-type="string" calcext:value-type="string">
            <text:p>http://www.therailwaycentre.com/Pages%20EMU/Recognition%20EMU/IllusEMU_414.ht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9" calcext:value-type="float">
            <text:p>79</text:p>
          </table:table-cell>
          <table:table-cell office:value-type="string" calcext:value-type="string">
            <text:p>http://i129.photobucket.com/albums/p203/DougCoul/Picture089-1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80" calcext:value-type="float">
            <text:p>80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81" calcext:value-type="float">
            <text:p>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82" calcext:value-type="float">
            <text:p>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82" calcext:value-type="float">
            <text:p>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5]+5" office:value-type="float" office:value="87" calcext:value-type="float">
            <text:p>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2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4" calcext:value-type="float">
            <text:p>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4" calcext:value-type="float">
            <text:p>84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4" calcext:value-type="float">
            <text:p>84</text:p>
          </table:table-cell>
          <table:table-cell table:style-name="ce12" office:value-type="string" calcext:value-type="string">
            <text:p>http://www.flickr.com/photos/camperdown/6837210593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6" calcext:value-type="float">
            <text:p>8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7" calcext:value-type="float">
            <text:p>87</text:p>
          </table:table-cell>
          <table:table-cell office:value-type="string" calcext:value-type="string">
            <text:p>http://en.wikipedia.org/wiki/File:Class_357_interior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8" calcext:value-type="float">
            <text:p>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44]+5" office:value-type="float" office:value="93" calcext:value-type="float">
            <text:p>9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9" calcext:value-type="float">
            <text:p>89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50]+5" office:value-type="float" office:value="97" calcext:value-type="float">
            <text:p>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94" calcext:value-type="float">
            <text:p>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5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96" calcext:value-type="float">
            <text:p>9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5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5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101" calcext:value-type="float">
            <text:p>1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104" calcext:value-type="float">
            <text:p>1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6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65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109" calcext:value-type="float">
            <text:p>1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67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6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7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72]+20" office:value-type="float" office:value="130" calcext:value-type="float">
            <text:p>130</text:p>
          </table:table-cell>
          <table:table-cell office:value-type="string" calcext:value-type="string">
            <text:p>http://www.bluebell-railway.co.uk/bluebell/cw_news/1520.ht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121" calcext:value-type="float">
            <text:p>121</text:p>
          </table:table-cell>
          <table:table-cell office:value-type="string" calcext:value-type="string">
            <text:p>http://jetphotos.net/viewphoto.php?id=607472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7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7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7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8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8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8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8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8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86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28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28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89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90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29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292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29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29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29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129" calcext:value-type="float">
            <text:p>12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299]+16" office:value-type="float" office:value="145" calcext:value-type="float">
            <text:p>145</text:p>
          </table:table-cell>
          <table:table-cell office:value-type="string" calcext:value-type="string">
            <text:p>http://www.flickr.com/photos/emdjt42/4063700523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0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0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05]+16" office:value-type="float" office:value="147" calcext:value-type="float">
            <text:p>147</text:p>
          </table:table-cell>
          <table:table-cell office:value-type="string" calcext:value-type="string">
            <text:p>http://www.airliners.net/photo/Avianca/Airbus-A318-111/1860798/L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52" calcext:value-type="float">
            <text:p>15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0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1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1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1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1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17]+16" office:value-type="float" office:value="153" calcext:value-type="float">
            <text:p>153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60" calcext:value-type="float">
            <text:p>160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24]+16" office:value-type="float" office:value="158" calcext:value-type="float">
            <text:p>158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162" calcext:value-type="float">
            <text:p>162</text:p>
          </table:table-cell>
          <table:table-cell office:value-type="string" calcext:value-type="string">
            <text:p>http://jetphotos.net/viewphoto.php?id=582830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34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35]+16" office:value-type="float" office:value="163" calcext:value-type="float">
            <text:p>163</text:p>
          </table:table-cell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36]+16" office:value-type="float" office:value="163" calcext:value-type="float">
            <text:p>163</text:p>
          </table:table-cell>
          <table:table-cell office:value-type="string" calcext:value-type="string">
            <text:p>http://www.flickriver.com/photos/irishflyguy/2425668732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3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3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4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4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4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78" calcext:value-type="float">
            <text:p>178</text:p>
          </table:table-cell>
          <table:table-cell office:value-type="string" calcext:value-type="string">
            <text:p>http://stenaexplorer.blogspot.co.uk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176" calcext:value-type="float">
            <text:p>176</text:p>
          </table:table-cell>
          <table:table-cell office:value-type="string" calcext:value-type="string">
            <text:p>http://www.wingweb.co.uk/wingweb/img/Concorde_Interior_1977.jp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62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2:'All vehicles'.F362" table:contains-header="false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0:03:06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4-12-21T13:41:26.650000000</dc:date>
    <dc:creator>James Petts</dc:creator>
    <meta:editing-duration>P4DT6H9M37S</meta:editing-duration>
    <meta:editing-cycles>634</meta:editing-cycles>
    <meta:generator>LibreOffice/4.2.6.3$Windows_x86 LibreOffice_project/3fd416d4c6db7d3204c17ce57a1d70f6e531ee21</meta:generator>
    <meta:document-statistic meta:table-count="3" meta:cell-count="2335" meta:object-count="0"/>
  </office:meta>
</office:document-meta>
</file>